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15mm"/>
    </style:style>
    <style:style style:name="co2" style:family="table-column">
      <style:table-column-properties fo:break-before="auto" style:column-width="36.79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34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no.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no.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 Cost</text:p>
          </table:table-cell>
        </table:table-row>
        <table:table-row table:style-name="ro1">
          <table:table-cell office:value-type="string" calcext:value-type="string">
            <text:p>12v -&gt; 3v3 Isolated DC/DC Reg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IE1203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470-1409-5-ND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table:formula="of:=[.F2]*[.G2]"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4A Logic Sensitive TRIAC</text:p>
          </table:table-cell>
          <table:table-cell office:value-type="string" calcext:value-type="string">
            <text:p>WeEn Semi.</text:p>
          </table:table-cell>
          <table:table-cell office:value-type="string" calcext:value-type="string">
            <text:p>BT136S-600D,118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40-1023-1-ND</text:p>
          </table:table-cell>
          <table:table-cell office:value-type="float" office:value="0.772" calcext:value-type="float">
            <text:p>0.772</text:p>
          </table:table-cell>
          <table:table-cell office:value-type="float" office:value="16" calcext:value-type="float">
            <text:p>16</text:p>
          </table:table-cell>
          <table:table-cell table:formula="of:=[.F3]*[.G3]" office:value-type="float" office:value="12.352" calcext:value-type="float">
            <text:p>12.352</text:p>
          </table:table-cell>
        </table:table-row>
        <table:table-row table:style-name="ro1">
          <table:table-cell office:value-type="string" calcext:value-type="string">
            <text:p>STM32F030</text:p>
          </table:table-cell>
          <table:table-cell office:value-type="string" calcext:value-type="string">
            <text:p>ST Micro.</text:p>
          </table:table-cell>
          <table:table-cell office:value-type="string" calcext:value-type="string">
            <text:p>STM32F030F4P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4044-5-ND</text:p>
          </table:table-cell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AC Input Optoisolator</text:p>
          </table:table-cell>
          <table:table-cell office:value-type="string" calcext:value-type="string">
            <text:p>ON Semi.</text:p>
          </table:table-cell>
          <table:table-cell office:value-type="string" calcext:value-type="string">
            <text:p>FOD814ASD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OD814ASDCT-ND</text:p>
          </table:table-cell>
          <table:table-cell table:style-name="ce2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2" table:formula="of:=[.F5]*[.G5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Shift Regist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D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4857-1-ND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 Channel Optoisolator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V-827S-TA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2040-1-ND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56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56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56GRCT-ND</text:p>
          </table:table-cell>
          <table:table-cell office:value-type="float" office:value="0.033" calcext:value-type="float">
            <text:p>0.033</text:p>
          </table:table-cell>
          <table:table-cell office:value-type="float" office:value="16" calcext:value-type="float">
            <text:p>16</text:p>
          </table:table-cell>
          <table:table-cell table:formula="of:=[.F8]*[.G8]"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160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16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60GRCT-ND</text:p>
          </table:table-cell>
          <table:table-cell office:value-type="float" office:value="0.033" calcext:value-type="float">
            <text:p>0.033</text:p>
          </table:table-cell>
          <table:table-cell office:value-type="float" office:value="32" calcext:value-type="float">
            <text:p>32</text:p>
          </table:table-cell>
          <table:table-cell table:formula="of:=[.F9]*[.G9]" office:value-type="float" office:value="1.056" calcext:value-type="float">
            <text:p>1.056</text:p>
          </table:table-cell>
        </table:table-row>
        <table:table-row table:style-name="ro1">
          <table:table-cell office:value-type="string" calcext:value-type="string">
            <text:p>680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FRE0768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356CT-ND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formula="of:=[.F10]*[.G10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K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JR-072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659CT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F11]*[.G11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6K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6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6.0KHRCT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F12]*[.G12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0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3J5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092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2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223K1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3476-1-ND</text:p>
          </table:table-cell>
          <table:table-cell office:value-type="float" office:value="0.054" calcext:value-type="float">
            <text:p>0.054</text:p>
          </table:table-cell>
          <table:table-cell office:value-type="float" office:value="16" calcext:value-type="float">
            <text:p>16</text:p>
          </table:table-cell>
          <table:table-cell table:formula="of:=[.F14]*[.G14]"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100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5RACAUT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6856-1-ND</text:p>
          </table:table-cell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table:formula="of:=[.F15]*[.G15]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1uF 0603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5MO8NNW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524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4.7uF 0603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KQ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45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Green LED</text:p>
          </table:table-cell>
          <table:table-cell office:value-type="string" calcext:value-type="string">
            <text:p>Wurth Electronics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80-1-ND</text:p>
          </table:table-cell>
          <table:table-cell table:style-name="ce2" office:value-type="float" office:value="0.2" calcext:value-type="float">
            <text:p>0.20</text:p>
          </table:table-cell>
          <table:table-cell office:value-type="float" office:value="16" calcext:value-type="float">
            <text:p>16</text:p>
          </table:table-cell>
          <table:table-cell table:formula="of:=[.F18]*[.G18]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4-Pin 0.1” Header</text:p>
          </table:table-cell>
          <table:table-cell office:value-type="string" calcext:value-type="string">
            <text:p>Wurth Electronics</text:p>
          </table:table-cell>
          <table:table-cell office:value-type="float" office:value="61300411121" calcext:value-type="float">
            <text:p>6130041112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317-ND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4-Pin Screw Terminal (large)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TC04216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2611-ND</text:p>
          </table:table-cell>
          <table:table-cell office:value-type="float" office:value="1.61" calcext:value-type="float">
            <text:p>1.61</text:p>
          </table:table-cell>
          <table:table-cell office:value-type="float" office:value="8" calcext:value-type="float">
            <text:p>8</text:p>
          </table:table-cell>
          <table:table-cell table:formula="of:=[.F20]*[.G20]" office:value-type="float" office:value="12.88" calcext:value-type="float">
            <text:p>12.88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10561-ND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[.F21]*[.G21]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0-1650-ND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22]*[.G22]" office:value-type="float" office:value="0.15" calcext:value-type="float">
            <text:p>0.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3" office:value-type="string" calcext:value-type="string">
            <text:p>Total:</text:p>
          </table:table-cell>
          <table:table-cell table:formula="of:=SUM([.G2:.G22])" office:value-type="float" office:value="127" calcext:value-type="float">
            <text:p>127</text:p>
          </table:table-cell>
          <table:table-cell table:formula="of:=SUM([.H1:.H22])" office:value-type="float" office:value="48.9" calcext:value-type="float">
            <text:p>48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00-00-00</text:date>, <text:time style:data-style-name="N2" text:time-value="17:32:31.1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12:16.705000000</meta:creation-date>
    <dc:date>2018-07-24T17:41:10.666000000</dc:date>
    <meta:editing-duration>PT1H7M33S</meta:editing-duration>
    <meta:editing-cycles>11</meta:editing-cycles>
    <meta:generator>LibreOffice/5.4.1.2$Windows_X86_64 LibreOffice_project/ea7cb86e6eeb2bf3a5af73a8f7777ac570321527</meta:generator>
    <meta:document-statistic meta:table-count="1" meta:cell-count="179" meta:object-count="0"/>
  </office:meta>
</office:document-meta>
</file>